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6000000C36B1F9B22D22CDDF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537" officeooo:paragraph-rsid="0008f5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fesors creation → </text:p>
      <text:p text:style-name="P1"><draw:frame draw:style-name="fr1" draw:name="Imagen1" text:anchor-type="char" svg:x="0.06cm" svg:y="0.185cm" svg:width="12.861cm" svg:height="5.159cm" draw:z-index="0"><draw:image xlink:href="Pictures/10000001000001E6000000C36B1F9B22D22CDD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4T18:13:29.484000000</meta:creation-date>
    <dc:date>2024-11-04T18:14:00.748000000</dc:date>
    <meta:editing-duration>PT31S</meta:editing-duration>
    <meta:editing-cycles>1</meta:editing-cycles>
    <meta:document-statistic meta:table-count="0" meta:image-count="1" meta:object-count="0" meta:page-count="1" meta:paragraph-count="1" meta:word-count="3" meta:character-count="22" meta:non-whitespace-character-count="19"/>
    <meta:generator>LibreOffice/7.6.2.1$Windows_X86_64 LibreOffice_project/56f7684011345957bbf33a7ee678afaf4d2ba333</meta:generator>
  </office:meta>
</office:document-meta>
</file>